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457cm" fo:margin-left="-0.353cm"/>
    </style:style>
    <style:style style:name="Column1" style:family="table-column">
      <style:table-column-properties style:column-width="9.472cm"/>
    </style:style>
    <style:style style:name="Column2" style:family="table-column">
      <style:table-column-properties style:column-width="6.985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" style:family="paragraph" style:parent-style-name="Standard">
      <style:paragraph-properties fo:text-align="left" fo:break-before="auto" fo:text-indent="0.326cm" fo:line-height="120%" fo:margin-top="0cm" fo:margin-bottom="0cm" fo:margin-left="-0.353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" style:family="paragraph" style:parent-style-name="Standard">
      <style:paragraph-properties fo:text-align="left" fo:break-before="auto" fo:text-indent="0.326cm" fo:line-height="120%" fo:margin-top="0cm" fo:margin-bottom="0cm" fo:margin-left="-0.353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" style:family="paragraph" style:parent-style-name="Standard">
      <style:paragraph-properties fo:text-align="left" fo:break-before="auto" fo:text-indent="0.326cm" fo:line-height="120%" fo:margin-top="0cm" fo:margin-bottom="0cm" fo:margin-left="-0.353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" style:family="paragraph" style:parent-style-name="Standard">
      <style:paragraph-properties fo:text-align="left" fo:break-before="auto" fo:text-indent="0.326cm" fo:line-height="120%" fo:margin-top="0cm" fo:margin-bottom="0cm" fo:margin-left="-0.353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text-indent="0.159cm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fo:font-size="24pt" style:font-size-asian="24pt" style:font-size-complex="24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2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3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4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5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6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7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8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T9_9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12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-0.706cm"/>
    </style:style>
    <style:style style:name="Column3" style:family="table-column">
      <style:table-column-properties style:column-width="8.255cm"/>
    </style:style>
    <style:style style:name="Column4" style:family="table-column">
      <style:table-column-properties style:column-width="8.255cm"/>
    </style:style>
    <style:style style:name="Row3" style:family="table-row"/>
    <style:style style:name="Cell5" style:family="table-cell">
      <style:table-cell-properties fo:background-color="#d9d9d9" style:vertical-align="top" fo:padding-top="0.176cm" fo:border-top="#000000 0.035cm solid" fo:padding-bottom="0.176cm" fo:border-bottom="#000000 0.026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6" style:family="table-cell">
      <style:table-cell-properties fo:background-color="#d9d9d9" style:vertical-align="top" fo:padding-top="0.176cm" fo:border-top="#000000 0.035cm solid" fo:padding-bottom="0.176cm" fo:border-bottom="#000000 0.026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" style:family="paragraph" style:parent-style-name="Standard">
      <style:paragraph-properties fo:text-align="justify" fo:break-before="auto" fo:text-indent="0cm" fo:line-height="120%" fo:margin-top="0cm" fo:margin-bottom="0cm" fo:margin-left="0.141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" style:family="paragraph" style:parent-style-name="Standard">
      <style:paragraph-properties fo:text-align="justify" fo:break-before="auto" fo:text-indent="0cm" fo:line-height="138%" fo:margin-top="0.106cm" fo:margin-bottom="0.106cm" fo:margin-left="0.141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" style:family="paragraph" style:parent-style-name="Standard">
      <style:paragraph-properties fo:text-align="justify" fo:break-before="auto" fo:text-indent="0cm" fo:line-height="138%" fo:margin-top="0cm" fo:margin-bottom="0cm" fo:margin-left="0.141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justify" fo:break-before="auto" fo:text-indent="0cm" fo:line-height="138%" fo:margin-top="0.106cm" fo:margin-bottom="0.106cm" fo:margin-left="0.141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3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" style:family="paragraph" style:parent-style-name="Standard">
      <style:paragraph-properties fo:text-align="justify" fo:break-before="auto" fo:text-indent="0cm" fo:line-height="120%" fo:margin-top="0cm" fo:margin-bottom="0cm" fo:margin-left="0.141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justify" fo:break-before="auto" fo:text-indent="0cm" fo:line-height="120%" fo:margin-top="0cm" fo:margin-bottom="0cm" fo:margin-left="0.141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center" fo:break-before="auto" fo:text-indent="0cm" fo:line-height="120%" fo:margin-top="0cm" fo:margin-bottom="0cm" fo:margin-left="0.141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ffffff" fo:color="#141823" fo:font-size="18pt" style:font-size-asian="18pt" style:font-size-complex="18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0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3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4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5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6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7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8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9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1_10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 fo:color="#141823" fo:font-size="13pt" style:font-size-asian="13pt" style:font-size-complex="13pt"/>
    </style:style>
    <style:style style:name="T32_2" style:family="text">
      <style:text-properties fo:background-color="#ffffff" fo:color="#141823" fo:font-size="13pt" style:font-size-asian="13pt" style:font-size-complex="13pt"/>
    </style:style>
    <style:style style:name="T32_3" style:family="text">
      <style:text-properties fo:background-color="#ffffff" fo:color="#141823" fo:font-size="13pt" style:font-size-asian="13pt" style:font-size-complex="13pt"/>
    </style:style>
    <style:style style:name="T32_4" style:family="text">
      <style:text-properties fo:background-color="#ffffff" fo:color="#141823" fo:font-size="13pt" style:font-size-asian="13pt" style:font-size-complex="13pt"/>
    </style:style>
    <style:style style:name="T32_5" style:family="text">
      <style:text-properties fo:background-color="#ffffff" fo:color="#141823" fo:font-size="13pt" style:font-size-asian="13pt" style:font-size-complex="13pt"/>
    </style:style>
    <style:style style:name="T32_6" style:family="text">
      <style:text-properties fo:background-color="#ffffff" fo:color="#141823" fo:font-size="13pt" style:font-size-asian="13pt" style:font-size-complex="13pt"/>
    </style:style>
    <style:style style:name="T32_7" style:family="text">
      <style:text-properties fo:background-color="#ffffff" fo:color="#141823" fo:font-size="13pt" style:font-size-asian="13pt" style:font-size-complex="13pt"/>
    </style:style>
    <style:style style:name="T32_8" style:family="text">
      <style:text-properties fo:background-color="#ffffff" fo:color="#141823" fo:font-size="13pt" style:font-size-asian="13pt" style:font-size-complex="13pt"/>
    </style:style>
    <style:style style:name="T32_9" style:family="text">
      <style:text-properties fo:background-color="#ffffff" fo:color="#141823" fo:font-size="13pt" style:font-size-asian="13pt" style:font-size-complex="13pt"/>
    </style:style>
    <style:style style:name="T32_10" style:family="text">
      <style:text-properties fo:background-color="#ffffff" fo:color="#141823" fo:font-size="13pt" style:font-size-asian="13pt" style:font-size-complex="13pt"/>
    </style:style>
    <style:style style:name="T32_11" style:family="text">
      <style:text-properties fo:background-color="#ffffff" fo:color="#141823" fo:font-size="13pt" style:font-size-asian="13pt" style:font-size-complex="13pt"/>
    </style:style>
    <style:style style:name="P33" style:family="paragraph" style:parent-style-name="Standard">
      <style:paragraph-properties fo:break-before="auto" fo:line-height="115%" style:writing-mode="lr-tb"/>
      <style:text-properties fo:background-color="#ffffff" fo:color="#141823" fo:font-size="13pt" style:font-size-asian="13pt" style:font-size-complex="13pt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3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4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5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6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7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8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9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10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1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4_1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3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4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5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6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7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8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9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10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1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37_1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fo:color="#141823" fo:font-size="13pt" style:font-size-asian="13pt" style:font-size-complex="13pt"/>
    </style:style>
    <style:style style:name="T38_2" style:family="text">
      <style:text-properties fo:background-color="#ffffff" fo:color="#141823" fo:font-size="13pt" style:font-size-asian="13pt" style:font-size-complex="13pt"/>
    </style:style>
    <style:style style:name="T38_3" style:family="text">
      <style:text-properties fo:background-color="#ffffff" fo:color="#141823" fo:font-size="13pt" style:font-size-asian="13pt" style:font-size-complex="13pt"/>
    </style:style>
    <style:style style:name="T38_4" style:family="text">
      <style:text-properties fo:background-color="#ffffff" fo:color="#141823" fo:font-size="13pt" style:font-size-asian="13pt" style:font-size-complex="13pt"/>
    </style:style>
    <style:style style:name="T38_5" style:family="text">
      <style:text-properties fo:background-color="#ffffff" fo:color="#141823" fo:font-size="13pt" style:font-size-asian="13pt" style:font-size-complex="13pt"/>
    </style:style>
    <style:style style:name="T38_6" style:family="text">
      <style:text-properties fo:background-color="#ffffff" fo:color="#141823" fo:font-size="13pt" style:font-size-asian="13pt" style:font-size-complex="13pt"/>
    </style:style>
    <style:style style:name="T38_7" style:family="text">
      <style:text-properties fo:background-color="#ffffff" fo:color="#141823" fo:font-size="13pt" style:font-size-asian="13pt" style:font-size-complex="13pt"/>
    </style:style>
    <style:style style:name="T38_8" style:family="text">
      <style:text-properties fo:background-color="#ffffff" fo:color="#141823" fo:font-size="13pt" style:font-size-asian="13pt" style:font-size-complex="13pt"/>
    </style:style>
    <style:style style:name="T38_9" style:family="text">
      <style:text-properties fo:background-color="#ffffff" fo:color="#141823" fo:font-size="13pt" style:font-size-asian="13pt" style:font-size-complex="13pt"/>
    </style:style>
    <style:style style:name="T38_10" style:family="text">
      <style:text-properties fo:background-color="#ffffff" fo:color="#141823" fo:font-size="13pt" style:font-size-asian="13pt" style:font-size-complex="13pt"/>
    </style:style>
    <style:style style:name="T38_11" style:family="text">
      <style:text-properties fo:background-color="#ffffff" fo:color="#141823" fo:font-size="13pt" style:font-size-asian="13pt" style:font-size-complex="13pt"/>
    </style:style>
    <style:style style:name="P39" style:family="paragraph" style:parent-style-name="Standard">
      <style:paragraph-properties fo:break-before="auto" fo:line-height="115%" style:writing-mode="lr-tb"/>
      <style:text-properties fo:background-color="#ffffff" fo:color="#141823" fo:font-size="13pt" style:font-size-asian="13pt" style:font-size-complex="13pt"/>
    </style:style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3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4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5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6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7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8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9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10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1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1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13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0_14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>
      <style:text-properties fo:background-color="#ffffff" fo:color="#141823" fo:font-size="13pt" style:font-size-asian="13pt" style:font-size-complex="13pt"/>
    </style:style>
    <style:style style:name="T41_3" style:family="text">
      <style:text-properties fo:background-color="#ffffff" fo:color="#141823" fo:font-size="13pt" style:font-size-asian="13pt" style:font-size-complex="13pt"/>
    </style:style>
    <style:style style:name="T41_4" style:family="text">
      <style:text-properties fo:background-color="#ffffff" fo:color="#141823" fo:font-size="13pt" style:font-size-asian="13pt" style:font-size-complex="13pt"/>
    </style:style>
    <style:style style:name="T41_5" style:family="text">
      <style:text-properties fo:background-color="#ffffff" fo:color="#141823" fo:font-size="13pt" style:font-size-asian="13pt" style:font-size-complex="13pt"/>
    </style:style>
    <style:style style:name="T41_6" style:family="text">
      <style:text-properties fo:background-color="#ffffff" fo:color="#141823" fo:font-size="13pt" style:font-size-asian="13pt" style:font-size-complex="13pt"/>
    </style:style>
    <style:style style:name="T41_7" style:family="text">
      <style:text-properties fo:background-color="#ffffff" fo:color="#141823" fo:font-size="13pt" style:font-size-asian="13pt" style:font-size-complex="13pt"/>
    </style:style>
    <style:style style:name="T41_8" style:family="text">
      <style:text-properties fo:background-color="#ffffff" fo:color="#141823" fo:font-size="13pt" style:font-size-asian="13pt" style:font-size-complex="13pt"/>
    </style:style>
    <style:style style:name="T41_9" style:family="text">
      <style:text-properties fo:background-color="#ffffff" fo:color="#141823" fo:font-size="13pt" style:font-size-asian="13pt" style:font-size-complex="13pt"/>
    </style:style>
    <style:style style:name="T41_10" style:family="text">
      <style:text-properties fo:background-color="#ffffff" fo:color="#141823" fo:font-size="13pt" style:font-size-asian="13pt" style:font-size-complex="13pt"/>
    </style:style>
    <style:style style:name="T41_11" style:family="text">
      <style:text-properties fo:background-color="#ffffff" fo:color="#141823" fo:font-size="13pt" style:font-size-asian="13pt" style:font-size-complex="13pt"/>
    </style:style>
    <style:style style:name="P42" style:family="paragraph" style:parent-style-name="Standard">
      <style:paragraph-properties fo:break-before="auto" fo:line-height="115%" style:writing-mode="lr-tb"/>
      <style:text-properties fo:background-color="#ffffff" fo:color="#141823" fo:font-size="13pt" style:font-size-asian="13pt" style:font-size-complex="13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43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669cm" fo:margin-left="-0.706cm"/>
    </style:style>
    <style:style style:name="Column5" style:family="table-column">
      <style:table-column-properties style:column-width="5.106cm"/>
    </style:style>
    <style:style style:name="Column6" style:family="table-column">
      <style:table-column-properties style:column-width="2.434cm"/>
    </style:style>
    <style:style style:name="Column7" style:family="table-column">
      <style:table-column-properties style:column-width="9.128cm"/>
    </style:style>
    <style:style style:name="Row10" style:family="table-row"/>
    <style:style style:name="Cell1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Row11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48_1" style:family="text">
      <style:text-properties fo:background-color="#ffffff" style:text-line-through-style="none" fo:font-style="normal" style:font-style-asian="normal" style:font-style-complex="normal" fo:color="#141823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49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49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49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49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0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/>
    <style:style style:name="T51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3" style:family="text"/>
    <style:style style:name="T51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5" style:family="text"/>
    <style:style style:name="T51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7" style:family="text"/>
    <style:style style:name="T51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9" style:family="text"/>
    <style:style style:name="T51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1" style:family="text"/>
    <style:style style:name="T51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3" style:family="text"/>
    <style:style style:name="T51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5" style:family="text"/>
    <style:style style:name="T51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7" style:family="text"/>
    <style:style style:name="T51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2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52_1" style:family="text">
      <style:text-properties fo:background-color="#ffffff" style:text-line-through-style="none" fo:font-style="normal" style:font-style-asian="normal" style:font-style-complex="normal" fo:color="#141823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53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3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3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3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54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4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/>
    <style:style style:name="T5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3" style:family="text"/>
    <style:style style:name="T55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5" style:family="text"/>
    <style:style style:name="T55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7" style:family="text"/>
    <style:style style:name="T55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9" style:family="text"/>
    <style:style style:name="T55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1" style:family="text"/>
    <style:style style:name="T55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3" style:family="text"/>
    <style:style style:name="T55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5" style:family="text"/>
    <style:style style:name="T55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7" style:family="text"/>
    <style:style style:name="T55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9" style:family="text"/>
    <style:style style:name="T55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21" style:family="text"/>
    <style:style style:name="T55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23" style:family="text"/>
    <style:style style:name="T55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25" style:family="text"/>
    <style:style style:name="T55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27" style:family="text"/>
    <style:style style:name="T55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29" style:family="text"/>
    <style:style style:name="T55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31" style:family="text"/>
    <style:style style:name="T55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33" style:family="text"/>
    <style:style style:name="T55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35" style:family="text"/>
    <style:style style:name="T55_3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37" style:family="text"/>
    <style:style style:name="T55_3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3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-1.041cm" fo:line-height="115%" fo:margin-top="0.071cm" fo:margin-left="1.094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-1.041cm" fo:line-height="115%" fo:margin-top="0.071cm" fo:margin-left="1.094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-1.041cm" fo:line-height="115%" fo:margin-top="0.071cm" fo:margin-bottom="0cm" fo:margin-left="1.094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59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9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9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59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60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60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line-height="100%" fo:margin-top="0cm" fo:margin-right="0cm" style:writing-mode="lr-tb"/>
    </style:style>
    <style:style style:name="T61_1" style:family="text"/>
    <style:style style:name="T61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3" style:family="text"/>
    <style:style style:name="T61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5" style:family="text"/>
    <style:style style:name="T61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2" style:family="paragraph" style:parent-style-name="Standard">
      <style:paragraph-properties fo:text-align="center" fo:break-before="auto" fo:line-height="100%" fo:margin-top="0cm" fo:margin-right="0cm" style:writing-mode="lr-tb"/>
    </style:style>
    <style:style style:name="T62_1" style:family="text"/>
    <style:style style:name="T62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3" style:family="text"/>
    <style:style style:name="T62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5" style:family="text"/>
    <style:style style:name="T6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3" style:family="paragraph" style:parent-style-name="Standard">
      <style:paragraph-properties fo:text-align="center" fo:break-before="auto" fo:line-height="100%" fo:margin-top="0cm" fo:margin-bottom="0cm" fo:margin-right="0cm" style:writing-mode="lr-tb"/>
    </style:style>
    <style:style style:name="T63_1" style:family="text"/>
    <style:style style:name="T63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3" style:family="text"/>
    <style:style style:name="T63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5" style:family="text"/>
    <style:style style:name="T63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4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65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65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65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65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66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66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/>
    <style:style style:name="T67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3" style:family="text"/>
    <style:style style:name="T67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5" style:family="text"/>
    <style:style style:name="T67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7" style:family="text"/>
    <style:style style:name="T67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9" style:family="text"/>
    <style:style style:name="T67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11" style:family="text"/>
    <style:style style:name="T67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13" style:family="text"/>
    <style:style style:name="T67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15" style:family="text"/>
    <style:style style:name="T67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17" style:family="text"/>
    <style:style style:name="T67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19" style:family="text"/>
    <style:style style:name="T67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21" style:family="text"/>
    <style:style style:name="T67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23" style:family="text"/>
    <style:style style:name="T67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25" style:family="text"/>
    <style:style style:name="T67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27" style:family="text"/>
    <style:style style:name="T67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29" style:family="text"/>
    <style:style style:name="T67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31" style:family="text"/>
    <style:style style:name="T67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33" style:family="text"/>
    <style:style style:name="T67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35" style:family="text"/>
    <style:style style:name="T67_3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37" style:family="text"/>
    <style:style style:name="T67_3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5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-1.041cm" fo:line-height="115%" fo:margin-top="0cm" fo:margin-left="1.094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-1.041cm" fo:line-height="115%" fo:margin-top="0.071cm" fo:margin-left="1.094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break-before="auto" fo:text-indent="-1.041cm" fo:line-height="115%" fo:margin-top="0.071cm" fo:margin-left="1.094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.071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72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2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2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2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73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73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3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line-height="100%" fo:margin-top="0cm" fo:margin-right="0cm" style:writing-mode="lr-tb"/>
    </style:style>
    <style:style style:name="T74_1" style:family="text"/>
    <style:style style:name="T7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3" style:family="text"/>
    <style:style style:name="T7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5" style:family="text"/>
    <style:style style:name="T7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5" style:family="paragraph" style:parent-style-name="Standard">
      <style:paragraph-properties fo:text-align="center" fo:break-before="auto" fo:line-height="100%" fo:margin-top="0cm" fo:margin-right="0cm" style:writing-mode="lr-tb"/>
    </style:style>
    <style:style style:name="T75_1" style:family="text"/>
    <style:style style:name="T7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3" style:family="text"/>
    <style:style style:name="T75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5" style:family="text"/>
    <style:style style:name="T75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6" style:family="paragraph" style:parent-style-name="Standard">
      <style:paragraph-properties fo:text-align="center" fo:break-before="auto" fo:line-height="100%" fo:margin-top="0cm" fo:margin-bottom="0cm" fo:margin-right="0cm" style:writing-mode="lr-tb"/>
    </style:style>
    <style:style style:name="T76_1" style:family="text"/>
    <style:style style:name="T7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6_3" style:family="text"/>
    <style:style style:name="T7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6_5" style:family="text"/>
    <style:style style:name="T76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6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78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8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8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8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79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79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/>
    <style:style style:name="T80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3" style:family="text"/>
    <style:style style:name="T80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5" style:family="text"/>
    <style:style style:name="T80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7" style:family="text"/>
    <style:style style:name="T80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9" style:family="text"/>
    <style:style style:name="T80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1" style:family="text"/>
    <style:style style:name="T80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3" style:family="text"/>
    <style:style style:name="T80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5" style:family="text"/>
    <style:style style:name="T80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7" style:family="text"/>
    <style:style style:name="T80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9" style:family="text"/>
    <style:style style:name="T80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21" style:family="text"/>
    <style:style style:name="T80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23" style:family="text"/>
    <style:style style:name="T80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25" style:family="text"/>
    <style:style style:name="T80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27" style:family="text"/>
    <style:style style:name="T80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29" style:family="text"/>
    <style:style style:name="T80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31" style:family="text"/>
    <style:style style:name="T80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33" style:family="text"/>
    <style:style style:name="T80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35" style:family="text"/>
    <style:style style:name="T80_3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37" style:family="text"/>
    <style:style style:name="T80_3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7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-1.041cm" fo:line-height="115%" fo:margin-top="0cm" fo:margin-left="1.094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-1.041cm" fo:line-height="115%" fo:margin-top="0cm" fo:margin-bottom="0cm" fo:margin-left="1.094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83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3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3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3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84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4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4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line-height="100%" fo:margin-top="0cm" fo:margin-right="0cm" style:writing-mode="lr-tb"/>
    </style:style>
    <style:style style:name="T85_1" style:family="text"/>
    <style:style style:name="T8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3" style:family="text"/>
    <style:style style:name="T85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5" style:family="text"/>
    <style:style style:name="T85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6" style:family="paragraph" style:parent-style-name="Standard">
      <style:paragraph-properties fo:text-align="center" fo:break-before="auto" fo:line-height="100%" fo:margin-top="0cm" fo:margin-bottom="0cm" fo:margin-right="0cm" style:writing-mode="lr-tb"/>
    </style:style>
    <style:style style:name="T86_1" style:family="text"/>
    <style:style style:name="T8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6_3" style:family="text"/>
    <style:style style:name="T8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6_5" style:family="text"/>
    <style:style style:name="T86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8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88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8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89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89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9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9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89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4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92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2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93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93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3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3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3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4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-1.041cm" fo:line-height="115%" fo:margin-top="0cm" fo:margin-left="1.094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97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7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7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7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98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98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5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line-height="100%" fo:margin-top="0cm" fo:margin-bottom="0cm" fo:margin-right="0cm" style:writing-mode="lr-tb"/>
    </style:style>
    <style:style style:name="T99_1" style:family="text"/>
    <style:style style:name="T99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21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-1.041cm" fo:line-height="115%" fo:margin-top="0cm" fo:margin-bottom="0cm" fo:margin-left="1.094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.229cm" fo:line-height="115%" fo:margin-top="0cm" fo:margin-left="-0.176cm" fo:margin-right="0cm" style:writing-mode="lr-tb"/>
    </style:style>
    <style:style style:name="T101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101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02" style:family="paragraph" style:parent-style-name="Standard">
      <style:paragraph-properties fo:text-align="left" fo:break-before="auto" fo:text-indent="0.229cm" fo:line-height="115%" fo:margin-top="0cm" fo:margin-bottom="0cm" fo:margin-left="-0.176cm" fo:margin-right="0cm" style:writing-mode="lr-tb"/>
    </style:style>
    <style:style style:name="T102_1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102_2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102_3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102_4" style:family="text">
      <style:text-properties fo:background-color="#ffffff"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5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T106_2" style:family="text">
      <style:text-properties fo:background-color="#ffffff" fo:color="#141823" fo:font-size="13pt" style:font-size-asian="13pt" style:font-size-complex="13pt" fo:font-weight="bold" style:font-weight-asian="bold" style:font-weight-complex="bold"/>
    </style:style>
    <style:style style:name="P107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-0.706cm"/>
    </style:style>
    <style:style style:name="Column8" style:family="table-column">
      <style:table-column-properties style:column-width="4.471cm"/>
    </style:style>
    <style:style style:name="Column9" style:family="table-column">
      <style:table-column-properties style:column-width="4.101cm"/>
    </style:style>
    <style:style style:name="Column10" style:family="table-column">
      <style:table-column-properties style:column-width="7.938cm"/>
    </style:style>
    <style:style style:name="Row22" style:family="table-row"/>
    <style:style style:name="Cell5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5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5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141823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Row23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break-before="auto" fo:text-indent="0cm" fo:line-height="115%" fo:margin-top="0cm" fo:margin-left="-0.035cm" fo:margin-right="0cm" style:writing-mode="lr-tb"/>
    </style:style>
    <style:style style:name="T112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1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center" fo:break-before="auto" fo:text-indent="0cm" fo:line-height="115%" fo:margin-top="0cm" fo:margin-left="-0.035cm" fo:margin-right="0cm" style:writing-mode="lr-tb"/>
    </style:style>
    <style:style style:name="T11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1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center" fo:break-before="auto" fo:text-indent="0cm" fo:line-height="115%" fo:margin-top="0cm" fo:margin-bottom="0cm" fo:margin-left="-0.035cm" fo:margin-right="0cm" style:writing-mode="lr-tb"/>
    </style:style>
    <style:style style:name="T12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Relatório</text:span><text:span text:style-name="T2_2"><text:s/></text:span><text:span text:style-name="T2_3">de</text:span><text:span text:style-name="T2_4"><text:s/></text:span><text:span text:style-name="T2_5">Acompanhamento</text:span><text:span text:style-name="T2_6"><text:s/>-<text:s/></text:span><text:span text:style-name="T2_7">SisComp</text:span></text:p>
          </table:table-cell>
          <table:table-cell table:style-name="Cell2">
            <text:p text:style-name="P3"><text:span text:style-name="T3_1">Relatório</text:span><text:span text:style-name="T3_2">:<text:s/></text:span><text:span text:style-name="T3_3">v</text:span><text:span text:style-name="T3_4">1.1</text:span></text:p>
          </table:table-cell>
        </table:table-row>
        <table:table-row table:style-name="Row2">
          <table:table-cell table:style-name="Cell3">
            <text:p text:style-name="P4"><text:span text:style-name="T4_1">Organização</text:span><text:span text:style-name="T4_2">:<text:s/></text:span><text:span text:style-name="T4_3">UFG</text:span></text:p>
          </table:table-cell>
          <table:table-cell table:style-name="Cell4">
            <text:p text:style-name="P5"><text:span text:style-name="T5_1">Data</text:span><text:span text:style-name="T5_2">:<text:s/>11/02/2016</text:span></text:p>
          </table:table-cell>
        </table:table-row>
      </table:table>
      <text:p text:style-name="P6"/>
      <text:p text:style-name="P7"><text:span text:style-name="T7_1">SisComp</text:span></text:p>
      <text:p text:style-name="P8"/>
      <text:p text:style-name="P9"><text:span text:style-name="T9_1">RELATÓRIO</text:span><text:span text:style-name="T9_2"><text:s/></text:span><text:span text:style-name="T9_3">DE</text:span><text:span text:style-name="T9_4"><text:s/></text:span><text:span text:style-name="T9_5">MARCO</text:span><text:span text:style-name="T9_6"><text:s/></text:span><text:span text:style-name="T9_7">DE</text:span><text:span text:style-name="T9_8"><text:s/></text:span><text:span text:style-name="T9_9">PROJETO</text:span></text:p>
      <text:p text:style-name="P10"/>
      <text:p text:style-name="P11"/>
      <text:p text:style-name="P12"><text:span text:style-name="T12_1">Interessados</text:span><text:span text:style-name="T12_2">:</text:span></text:p>
      <text:p text:style-name="P13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14"><text:span text:style-name="T14_1">Nome</text:span></text:p>
          </table:table-cell>
          <table:table-cell table:style-name="Cell6">
            <text:p text:style-name="P15"><text:span text:style-name="T15_1">Função</text:span></text:p>
          </table:table-cell>
        </table:table-row>
        <table:table-row table:style-name="Row4">
          <table:table-cell table:style-name="Cell7">
            <text:p text:style-name="P16"><text:span text:style-name="T16_1">Pedro</text:span><text:span text:style-name="T16_2"><text:s/></text:span><text:span text:style-name="T16_3">Victor</text:span></text:p>
          </table:table-cell>
          <table:table-cell table:style-name="Cell8">
            <text:p text:style-name="P17"><text:span text:style-name="T17_1">Development</text:span><text:span text:style-name="T17_2"><text:s/></text:span><text:span text:style-name="T17_3">Team</text:span></text:p>
          </table:table-cell>
        </table:table-row>
        <table:table-row table:style-name="Row5">
          <table:table-cell table:style-name="Cell9">
            <text:p text:style-name="P18"><text:span text:style-name="T18_1">Lucas</text:span><text:span text:style-name="T18_2"><text:s/></text:span><text:span text:style-name="T18_3">Vinicios</text:span></text:p>
          </table:table-cell>
          <table:table-cell table:style-name="Cell10">
            <text:p text:style-name="P19"><text:span text:style-name="T19_1">Development</text:span><text:span text:style-name="T19_2"><text:s/></text:span><text:span text:style-name="T19_3">Team</text:span></text:p>
          </table:table-cell>
        </table:table-row>
        <table:table-row table:style-name="Row6">
          <table:table-cell table:style-name="Cell11">
            <text:p text:style-name="P20"><text:span text:style-name="T20_1">Guilherme</text:span><text:span text:style-name="T20_2"><text:s/></text:span><text:span text:style-name="T20_3">Caixeta</text:span></text:p>
          </table:table-cell>
          <table:table-cell table:style-name="Cell12">
            <text:p text:style-name="P21"><text:span text:style-name="T21_1">Scrum</text:span><text:span text:style-name="T21_2"><text:s/></text:span><text:span text:style-name="T21_3">Master</text:span><text:span text:style-name="T21_4"><text:s/></text:span><text:span text:style-name="T21_5">e</text:span><text:span text:style-name="T21_6"><text:s/></text:span><text:span text:style-name="T21_7">Product</text:span><text:span text:style-name="T21_8"><text:s/></text:span><text:span text:style-name="T21_9">Owner</text:span></text:p>
          </table:table-cell>
        </table:table-row>
        <table:table-row table:style-name="Row7">
          <table:table-cell table:style-name="Cell13">
            <text:p text:style-name="P22"><text:span text:style-name="T22_1">Gabriel</text:span><text:span text:style-name="T22_2"><text:s/></text:span><text:span text:style-name="T22_3">Barbosa</text:span></text:p>
          </table:table-cell>
          <table:table-cell table:style-name="Cell14">
            <text:p text:style-name="P23"><text:span text:style-name="T23_1">Development</text:span><text:span text:style-name="T23_2"><text:s/></text:span><text:span text:style-name="T23_3">Team</text:span><text:span text:style-name="T23_4"><text:s/></text:span><text:span text:style-name="T23_5">e</text:span><text:span text:style-name="T23_6"><text:s/></text:span><text:span text:style-name="T23_7">Product</text:span><text:span text:style-name="T23_8"><text:s/></text:span><text:span text:style-name="T23_9">Owner</text:span></text:p>
          </table:table-cell>
        </table:table-row>
        <table:table-row table:style-name="Row8">
          <table:table-cell table:style-name="Cell15">
            <text:p text:style-name="P24"><text:span text:style-name="T24_1">Joao</text:span><text:span text:style-name="T24_2"><text:s/></text:span><text:span text:style-name="T24_3">Henrique</text:span></text:p>
          </table:table-cell>
          <table:table-cell table:style-name="Cell16">
            <text:p text:style-name="P25"><text:span text:style-name="T25_1">Development</text:span><text:span text:style-name="T25_2"><text:s/></text:span><text:span text:style-name="T25_3">Team</text:span></text:p>
          </table:table-cell>
        </table:table-row>
        <table:table-row table:style-name="Row9">
          <table:table-cell table:style-name="Cell17">
            <text:p text:style-name="P26"><text:span text:style-name="T26_1">Igor</text:span><text:span text:style-name="T26_2"><text:s/></text:span><text:span text:style-name="T26_3">Queiroz</text:span></text:p>
          </table:table-cell>
          <table:table-cell table:style-name="Cell18">
            <text:p text:style-name="P27"><text:span text:style-name="T27_1">Development</text:span><text:span text:style-name="T27_2"><text:s/></text:span><text:span text:style-name="T27_3">Team</text:span></text:p>
          </table:table-cell>
        </table:table-row>
      </table:table>
      <text:p text:style-name="P28"/>
      <text:p text:style-name="P29"><text:span text:style-name="T29_1"><text:s/></text:span></text:p>
      <text:p text:style-name="P30"><text:span text:style-name="T30_1">Atividades</text:span><text:span text:style-name="T30_2">:</text:span></text:p>
      <text:list text:style-name="LS1" xml:id="list0">
        <text:list-item>
          <text:p text:style-name="P31"><text:span text:style-name="T31_1">Quais</text:span><text:span text:style-name="T31_2"><text:s/></text:span><text:span text:style-name="T31_3">atividades</text:span><text:span text:style-name="T31_4"><text:s/></text:span><text:span text:style-name="T31_5">planejadas</text:span><text:span text:style-name="T31_6"><text:s/></text:span><text:span text:style-name="T31_7">foram</text:span><text:span text:style-name="T31_8"><text:s/></text:span><text:span text:style-name="T31_9">completadas</text:span><text:span text:style-name="T31_10">?</text:span></text:p>
        </text:list-item>
      </text:list>
      <text:p text:style-name="P32"><text:span text:style-name="T32_1"><text:tab/></text:span><text:span text:style-name="T32_2">Todas</text:span><text:span text:style-name="T32_3"><text:s/></text:span><text:span text:style-name="T32_4">atividades</text:span><text:span text:style-name="T32_5"><text:s/></text:span><text:span text:style-name="T32_6">planejadas</text:span><text:span text:style-name="T32_7"><text:s/></text:span><text:span text:style-name="T32_8">completadas</text:span><text:span text:style-name="T32_9"><text:s/></text:span><text:span text:style-name="T32_10">SCRUM</text:span><text:span text:style-name="T32_11">.</text:span></text:p>
      <text:p text:style-name="P33"/>
      <text:list text:style-name="LS1" xml:id="list1">
        <text:list-item>
          <text:p text:style-name="P34"><text:span text:style-name="T34_1">Quais</text:span><text:span text:style-name="T34_2"><text:s/></text:span><text:span text:style-name="T34_3">atividades</text:span><text:span text:style-name="T34_4"><text:s/></text:span><text:span text:style-name="T34_5">planejadas</text:span><text:span text:style-name="T34_6"><text:s/></text:span><text:span text:style-name="T34_7">não</text:span><text:span text:style-name="T34_8"><text:s/></text:span><text:span text:style-name="T34_9">foram</text:span><text:span text:style-name="T34_10"><text:s/></text:span><text:span text:style-name="T34_11">completadas</text:span><text:span text:style-name="T34_12">?</text:span></text:p>
        </text:list-item>
      </text:list>
      <text:p text:style-name="P35"><text:span text:style-name="T35_1"><text:tab/></text:span><text:span text:style-name="T35_2">Nenhuma</text:span><text:span text:style-name="T35_3">.</text:span></text:p>
      <text:p text:style-name="P36"/>
      <text:list text:style-name="LS1" xml:id="list2">
        <text:list-item>
          <text:p text:style-name="P37"><text:span text:style-name="T37_1">Quais</text:span><text:span text:style-name="T37_2"><text:s/></text:span><text:span text:style-name="T37_3">atividades</text:span><text:span text:style-name="T37_4"><text:s/></text:span><text:span text:style-name="T37_5">não</text:span><text:span text:style-name="T37_6"><text:s/></text:span><text:span text:style-name="T37_7">planejadas</text:span><text:span text:style-name="T37_8"><text:s/></text:span><text:span text:style-name="T37_9">foram</text:span><text:span text:style-name="T37_10"><text:s/></text:span><text:span text:style-name="T37_11">completadas</text:span><text:span text:style-name="T37_12">?</text:span></text:p>
        </text:list-item>
      </text:list>
      <text:p text:style-name="P38"><text:span text:style-name="T38_1"><text:tab/></text:span><text:span text:style-name="T38_2">Não</text:span><text:span text:style-name="T38_3"><text:s/></text:span><text:span text:style-name="T38_4">existe</text:span><text:span text:style-name="T38_5"><text:s/></text:span><text:span text:style-name="T38_6">atividade</text:span><text:span text:style-name="T38_7"><text:s/></text:span><text:span text:style-name="T38_8">não</text:span><text:span text:style-name="T38_9"><text:s/></text:span><text:span text:style-name="T38_10">planejada</text:span><text:span text:style-name="T38_11">.</text:span></text:p>
      <text:p text:style-name="P39"/>
      <text:list text:style-name="LS1" xml:id="list3">
        <text:list-item>
          <text:p text:style-name="P40"><text:span text:style-name="T40_1">Quais</text:span><text:span text:style-name="T40_2"><text:s/></text:span><text:span text:style-name="T40_3">atividades</text:span><text:span text:style-name="T40_4"><text:s/></text:span><text:span text:style-name="T40_5">não</text:span><text:span text:style-name="T40_6"><text:s/></text:span><text:span text:style-name="T40_7">planejadas</text:span><text:span text:style-name="T40_8"><text:s/></text:span><text:span text:style-name="T40_9">não</text:span><text:span text:style-name="T40_10"><text:s/></text:span><text:span text:style-name="T40_11">foram</text:span><text:span text:style-name="T40_12"><text:s/></text:span><text:span text:style-name="T40_13">completadas</text:span><text:span text:style-name="T40_14">?</text:span></text:p>
        </text:list-item>
      </text:list>
      <text:p text:style-name="P41"><text:span text:style-name="T41_1"><text:tab/></text:span><text:span text:style-name="T41_2">Não</text:span><text:span text:style-name="T41_3"><text:s/></text:span><text:span text:style-name="T41_4">existe</text:span><text:span text:style-name="T41_5"><text:s/></text:span><text:span text:style-name="T41_6">atividade</text:span><text:span text:style-name="T41_7"><text:s/></text:span><text:span text:style-name="T41_8">não</text:span><text:span text:style-name="T41_9"><text:s/></text:span><text:span text:style-name="T41_10">planejada</text:span><text:span text:style-name="T41_11">.</text:span></text:p>
      <text:p text:style-name="P42"/>
      <text:p text:style-name="P43"><text:span text:style-name="T43_1">Entregáveis</text:span><text:span text:style-name="T43_2">:</text:span></text:p>
      <text:p text:style-name="P44"/>
      <table:table table:style-name="Table3">
        <table:table-column table:style-name="Column5"/>
        <table:table-column table:style-name="Column6"/>
        <table:table-column table:style-name="Column7"/>
        <table:table-row table:style-name="Row10">
          <table:table-cell table:style-name="Cell19">
            <text:p text:style-name="P45"><text:span text:style-name="T45_1">Entregável</text:span></text:p>
          </table:table-cell>
          <table:table-cell table:style-name="Cell20">
            <text:p text:style-name="P46"><text:span text:style-name="T46_1">Entregue</text:span></text:p>
          </table:table-cell>
          <table:table-cell table:style-name="Cell21">
            <text:p text:style-name="P47"><text:span text:style-name="T47_1">Links</text:span></text:p>
          </table:table-cell>
        </table:table-row>
        <table:table-row table:style-name="Row11">
          <table:table-cell table:style-name="Cell22">
            <text:p text:style-name="P48"><text:span text:style-name="T48_1">Repositório</text:span></text:p>
          </table:table-cell>
          <table:table-cell table:style-name="Cell23">
            <text:p text:style-name="P49"><text:span text:style-name="T49_1">Sim</text:span><text:span text:style-name="T49_2"><text:s/>(</text:span><text:span text:style-name="T49_3">X</text:span><text:span text:style-name="T49_4">)</text:span></text:p>
            <text:p text:style-name="P50"><text:span text:style-name="T50_1">Não</text:span><text:span text:style-name="T50_2"><text:s/>(<text:s text:c="2"/>)</text:span></text:p>
          </table:table-cell>
          <table:table-cell table:style-name="Cell24">
            <text:p text:style-name="P51"><text:span text:style-name="T51_1"><text:a xlink:type="simple" xlink:href="https://github.com/guicaixeta/Proc"><text:span text:style-name="T51_2">https</text:span></text:a></text:span><text:span text:style-name="T51_3"><text:a xlink:type="simple" xlink:href="https://github.com/guicaixeta/Proc"><text:span text:style-name="T51_4">://</text:span></text:a></text:span><text:span text:style-name="T51_5"><text:a xlink:type="simple" xlink:href="https://github.com/guicaixeta/Proc"><text:span text:style-name="T51_6">github</text:span></text:a></text:span><text:span text:style-name="T51_7"><text:a xlink:type="simple" xlink:href="https://github.com/guicaixeta/Proc"><text:span text:style-name="T51_8">.</text:span></text:a></text:span><text:span text:style-name="T51_9"><text:a xlink:type="simple" xlink:href="https://github.com/guicaixeta/Proc"><text:span text:style-name="T51_10">com</text:span></text:a></text:span><text:span text:style-name="T51_11"><text:a xlink:type="simple" xlink:href="https://github.com/guicaixeta/Proc"><text:span text:style-name="T51_12">/</text:span></text:a></text:span><text:span text:style-name="T51_13"><text:a xlink:type="simple" xlink:href="https://github.com/guicaixeta/Proc"><text:span text:style-name="T51_14">guicaixeta</text:span></text:a></text:span><text:span text:style-name="T51_15"><text:a xlink:type="simple" xlink:href="https://github.com/guicaixeta/Proc"><text:span text:style-name="T51_16">/</text:span></text:a></text:span><text:span text:style-name="T51_17"><text:a xlink:type="simple" xlink:href="https://github.com/guicaixeta/Proc"><text:span text:style-name="T51_18">Proc</text:span></text:a></text:span></text:p>
          </table:table-cell>
        </table:table-row>
        <table:table-row table:style-name="Row12">
          <table:table-cell table:style-name="Cell25">
            <text:p text:style-name="P52"><text:span text:style-name="T52_1">GPR</text:span></text:p>
          </table:table-cell>
          <table:table-cell table:style-name="Cell26">
            <text:p text:style-name="P53"><text:span text:style-name="T53_1">Sim</text:span><text:span text:style-name="T53_2"><text:s/>(</text:span><text:span text:style-name="T53_3">X</text:span><text:span text:style-name="T53_4">)</text:span></text:p>
            <text:p text:style-name="P54"><text:span text:style-name="T54_1">Não</text:span><text:span text:style-name="T54_2"><text:s/>(<text:s text:c="2"/>)</text:span></text:p>
          </table:table-cell>
          <table:table-cell table:style-name="Cell27">
            <text:p text:style-name="P55"><text:span text:style-name="T55_1"><text:a xlink:type="simple" xlink:href="https://github.com/guicaixeta/Proc/tree/master/Entregavel_02/Sprint_02/GPR"><text:span text:style-name="T55_2">https</text:span></text:a></text:span><text:span text:style-name="T55_3"><text:a xlink:type="simple" xlink:href="https://github.com/guicaixeta/Proc/tree/master/Entregavel_02/Sprint_02/GPR"><text:span text:style-name="T55_4">://</text:span></text:a></text:span><text:span text:style-name="T55_5"><text:a xlink:type="simple" xlink:href="https://github.com/guicaixeta/Proc/tree/master/Entregavel_02/Sprint_02/GPR"><text:span text:style-name="T55_6">github</text:span></text:a></text:span><text:span text:style-name="T55_7"><text:a xlink:type="simple" xlink:href="https://github.com/guicaixeta/Proc/tree/master/Entregavel_02/Sprint_02/GPR"><text:span text:style-name="T55_8">.</text:span></text:a></text:span><text:span text:style-name="T55_9"><text:a xlink:type="simple" xlink:href="https://github.com/guicaixeta/Proc/tree/master/Entregavel_02/Sprint_02/GPR"><text:span text:style-name="T55_10">com</text:span></text:a></text:span><text:span text:style-name="T55_11"><text:a xlink:type="simple" xlink:href="https://github.com/guicaixeta/Proc/tree/master/Entregavel_02/Sprint_02/GPR"><text:span text:style-name="T55_12">/</text:span></text:a></text:span><text:span text:style-name="T55_13"><text:a xlink:type="simple" xlink:href="https://github.com/guicaixeta/Proc/tree/master/Entregavel_02/Sprint_02/GPR"><text:span text:style-name="T55_14">guicaixeta</text:span></text:a></text:span><text:span text:style-name="T55_15"><text:a xlink:type="simple" xlink:href="https://github.com/guicaixeta/Proc/tree/master/Entregavel_02/Sprint_02/GPR"><text:span text:style-name="T55_16">/</text:span></text:a></text:span><text:span text:style-name="T55_17"><text:a xlink:type="simple" xlink:href="https://github.com/guicaixeta/Proc/tree/master/Entregavel_02/Sprint_02/GPR"><text:span text:style-name="T55_18">Proc</text:span></text:a></text:span><text:span text:style-name="T55_19"><text:a xlink:type="simple" xlink:href="https://github.com/guicaixeta/Proc/tree/master/Entregavel_02/Sprint_02/GPR"><text:span text:style-name="T55_20">/</text:span></text:a></text:span><text:span text:style-name="T55_21"><text:a xlink:type="simple" xlink:href="https://github.com/guicaixeta/Proc/tree/master/Entregavel_02/Sprint_02/GPR"><text:span text:style-name="T55_22">tree</text:span></text:a></text:span><text:span text:style-name="T55_23"><text:a xlink:type="simple" xlink:href="https://github.com/guicaixeta/Proc/tree/master/Entregavel_02/Sprint_02/GPR"><text:span text:style-name="T55_24">/</text:span></text:a></text:span><text:span text:style-name="T55_25"><text:a xlink:type="simple" xlink:href="https://github.com/guicaixeta/Proc/tree/master/Entregavel_02/Sprint_02/GPR"><text:span text:style-name="T55_26">master</text:span></text:a></text:span><text:span text:style-name="T55_27"><text:a xlink:type="simple" xlink:href="https://github.com/guicaixeta/Proc/tree/master/Entregavel_02/Sprint_02/GPR"><text:span text:style-name="T55_28">/</text:span></text:a></text:span><text:span text:style-name="T55_29"><text:a xlink:type="simple" xlink:href="https://github.com/guicaixeta/Proc/tree/master/Entregavel_02/Sprint_02/GPR"><text:span text:style-name="T55_30">Entregavel</text:span></text:a></text:span><text:span text:style-name="T55_31"><text:a xlink:type="simple" xlink:href="https://github.com/guicaixeta/Proc/tree/master/Entregavel_02/Sprint_02/GPR"><text:span text:style-name="T55_32">_02/</text:span></text:a></text:span><text:span text:style-name="T55_33"><text:a xlink:type="simple" xlink:href="https://github.com/guicaixeta/Proc/tree/master/Entregavel_02/Sprint_02/GPR"><text:span text:style-name="T55_34">Sprint</text:span></text:a></text:span><text:span text:style-name="T55_35"><text:a xlink:type="simple" xlink:href="https://github.com/guicaixeta/Proc/tree/master/Entregavel_02/Sprint_02/GPR"><text:span text:style-name="T55_36">_02/</text:span></text:a></text:span><text:span text:style-name="T55_37"><text:a xlink:type="simple" xlink:href="https://github.com/guicaixeta/Proc/tree/master/Entregavel_02/Sprint_02/GPR"><text:span text:style-name="T55_38">GPR</text:span></text:a></text:span></text:p>
          </table:table-cell>
        </table:table-row>
        <table:table-row table:style-name="Row13">
          <table:table-cell table:style-name="Cell28">
            <text:p text:style-name="P56"><text:span text:style-name="T56_1">●<text:s text:c="3"/><text:tab/></text:span><text:span text:style-name="T56_2">GPR</text:span><text:span text:style-name="T56_3">-</text:span><text:span text:style-name="T56_4">PPR</text:span></text:p>
            <text:p text:style-name="P57"><text:span text:style-name="T57_1">●<text:s text:c="3"/><text:tab/></text:span><text:span text:style-name="T57_2">GPR</text:span><text:span text:style-name="T57_3">-</text:span><text:span text:style-name="T57_4">RAP</text:span></text:p>
            <text:p text:style-name="P58"><text:span text:style-name="T58_1">●<text:s text:c="3"/><text:tab/></text:span><text:span text:style-name="T58_2">GPR</text:span><text:span text:style-name="T58_3">-</text:span><text:span text:style-name="T58_4">RMP</text:span></text:p>
          </table:table-cell>
          <table:table-cell table:style-name="Cell29">
            <text:p text:style-name="P59"><text:span text:style-name="T59_1">Sim</text:span><text:span text:style-name="T59_2"><text:s/>(</text:span><text:span text:style-name="T59_3">X</text:span><text:span text:style-name="T59_4">)</text:span></text:p>
            <text:p text:style-name="P60"><text:span text:style-name="T60_1">Não</text:span><text:span text:style-name="T60_2"><text:s/>(<text:s text:c="2"/>)</text:span></text:p>
          </table:table-cell>
          <table:table-cell table:style-name="Cell30">
            <text:list text:style-name="LS2" xml:id="list4">
              <text:list-item>
                <text:p text:style-name="P61"><text:span text:style-name="T61_1"><text:a xlink:type="simple" xlink:href="https://github.com/guicaixeta/Proc/blob/master/Entregavel_02/Sprint_02/GPR/GPR-PPR-PLANO_DE_PROJETO_v1.1.odt"><text:span text:style-name="T61_2">GPR</text:span></text:a></text:span><text:span text:style-name="T61_3"><text:a xlink:type="simple" xlink:href="https://github.com/guicaixeta/Proc/blob/master/Entregavel_02/Sprint_02/GPR/GPR-PPR-PLANO_DE_PROJETO_v1.1.odt"><text:span text:style-name="T61_4">-</text:span></text:a></text:span><text:span text:style-name="T61_5"><text:a xlink:type="simple" xlink:href="https://github.com/guicaixeta/Proc/blob/master/Entregavel_02/Sprint_02/GPR/GPR-PPR-PLANO_DE_PROJETO_v1.1.odt"><text:span text:style-name="T61_6">PPR</text:span></text:a></text:span></text:p>
              </text:list-item>
              <text:list-item>
                <text:p text:style-name="P62"><text:span text:style-name="T62_1"><text:a xlink:type="simple" xlink:href="https://github.com/guicaixeta/Proc/blob/master/Entregavel_02/Sprint_02/GPR/GPR-RAP-RELATORIO_DE_ACOMPANHAMENTO_DO_PROJETO.odt"><text:span text:style-name="T62_2">GPR</text:span></text:a></text:span><text:span text:style-name="T62_3"><text:a xlink:type="simple" xlink:href="https://github.com/guicaixeta/Proc/blob/master/Entregavel_02/Sprint_02/GPR/GPR-RAP-RELATORIO_DE_ACOMPANHAMENTO_DO_PROJETO.odt"><text:span text:style-name="T62_4">-</text:span></text:a></text:span><text:span text:style-name="T62_5"><text:a xlink:type="simple" xlink:href="https://github.com/guicaixeta/Proc/blob/master/Entregavel_02/Sprint_02/GPR/GPR-RAP-RELATORIO_DE_ACOMPANHAMENTO_DO_PROJETO.odt"><text:span text:style-name="T62_6">RAP</text:span></text:a></text:span></text:p>
              </text:list-item>
              <text:list-item>
                <text:p text:style-name="P63"><text:span text:style-name="T63_1"><text:a xlink:type="simple" xlink:href="https://github.com/guicaixeta/Proc/blob/master/Entregavel_02/Sprint_02/GPR/GPR-RMP-RELATORIO_DE_MARCO_DE_PROJETO.odt"><text:span text:style-name="T63_2">GPR</text:span></text:a></text:span><text:span text:style-name="T63_3"><text:a xlink:type="simple" xlink:href="https://github.com/guicaixeta/Proc/blob/master/Entregavel_02/Sprint_02/GPR/GPR-RMP-RELATORIO_DE_MARCO_DE_PROJETO.odt"><text:span text:style-name="T63_4">-</text:span></text:a></text:span><text:span text:style-name="T63_5"><text:a xlink:type="simple" xlink:href="https://github.com/guicaixeta/Proc/blob/master/Entregavel_02/Sprint_02/GPR/GPR-RMP-RELATORIO_DE_MARCO_DE_PROJETO.odt"><text:span text:style-name="T63_6">RMP</text:span></text:a></text:span></text:p>
              </text:list-item>
            </text:list>
          </table:table-cell>
        </table:table-row>
        <table:table-row table:style-name="Row14">
          <table:table-cell table:style-name="Cell31">
            <text:p text:style-name="P64"><text:span text:style-name="T64_1">GRE</text:span></text:p>
          </table:table-cell>
          <table:table-cell table:style-name="Cell32">
            <text:p text:style-name="P65"><text:span text:style-name="T65_1">Sim</text:span><text:span text:style-name="T65_2"><text:s/>(</text:span><text:span text:style-name="T65_3">X</text:span><text:span text:style-name="T65_4">)</text:span></text:p>
            <text:p text:style-name="P66"><text:span text:style-name="T66_1">Não</text:span><text:span text:style-name="T66_2"><text:s/>(<text:s text:c="2"/>)</text:span></text:p>
          </table:table-cell>
          <table:table-cell table:style-name="Cell33">
            <text:p text:style-name="P67"><text:span text:style-name="T67_1"><text:a xlink:type="simple" xlink:href="https://github.com/guicaixeta/Proc/tree/master/Entregavel_02/Sprint_02/GRE"><text:span text:style-name="T67_2">https</text:span></text:a></text:span><text:span text:style-name="T67_3"><text:a xlink:type="simple" xlink:href="https://github.com/guicaixeta/Proc/tree/master/Entregavel_02/Sprint_02/GRE"><text:span text:style-name="T67_4">://</text:span></text:a></text:span><text:span text:style-name="T67_5"><text:a xlink:type="simple" xlink:href="https://github.com/guicaixeta/Proc/tree/master/Entregavel_02/Sprint_02/GRE"><text:span text:style-name="T67_6">github</text:span></text:a></text:span><text:span text:style-name="T67_7"><text:a xlink:type="simple" xlink:href="https://github.com/guicaixeta/Proc/tree/master/Entregavel_02/Sprint_02/GRE"><text:span text:style-name="T67_8">.</text:span></text:a></text:span><text:span text:style-name="T67_9"><text:a xlink:type="simple" xlink:href="https://github.com/guicaixeta/Proc/tree/master/Entregavel_02/Sprint_02/GRE"><text:span text:style-name="T67_10">com</text:span></text:a></text:span><text:span text:style-name="T67_11"><text:a xlink:type="simple" xlink:href="https://github.com/guicaixeta/Proc/tree/master/Entregavel_02/Sprint_02/GRE"><text:span text:style-name="T67_12">/</text:span></text:a></text:span><text:span text:style-name="T67_13"><text:a xlink:type="simple" xlink:href="https://github.com/guicaixeta/Proc/tree/master/Entregavel_02/Sprint_02/GRE"><text:span text:style-name="T67_14">guicaixeta</text:span></text:a></text:span><text:span text:style-name="T67_15"><text:a xlink:type="simple" xlink:href="https://github.com/guicaixeta/Proc/tree/master/Entregavel_02/Sprint_02/GRE"><text:span text:style-name="T67_16">/</text:span></text:a></text:span><text:span text:style-name="T67_17"><text:a xlink:type="simple" xlink:href="https://github.com/guicaixeta/Proc/tree/master/Entregavel_02/Sprint_02/GRE"><text:span text:style-name="T67_18">Proc</text:span></text:a></text:span><text:span text:style-name="T67_19"><text:a xlink:type="simple" xlink:href="https://github.com/guicaixeta/Proc/tree/master/Entregavel_02/Sprint_02/GRE"><text:span text:style-name="T67_20">/</text:span></text:a></text:span><text:span text:style-name="T67_21"><text:a xlink:type="simple" xlink:href="https://github.com/guicaixeta/Proc/tree/master/Entregavel_02/Sprint_02/GRE"><text:span text:style-name="T67_22">tree</text:span></text:a></text:span><text:span text:style-name="T67_23"><text:a xlink:type="simple" xlink:href="https://github.com/guicaixeta/Proc/tree/master/Entregavel_02/Sprint_02/GRE"><text:span text:style-name="T67_24">/</text:span></text:a></text:span><text:span text:style-name="T67_25"><text:a xlink:type="simple" xlink:href="https://github.com/guicaixeta/Proc/tree/master/Entregavel_02/Sprint_02/GRE"><text:span text:style-name="T67_26">master</text:span></text:a></text:span><text:span text:style-name="T67_27"><text:a xlink:type="simple" xlink:href="https://github.com/guicaixeta/Proc/tree/master/Entregavel_02/Sprint_02/GRE"><text:span text:style-name="T67_28">/</text:span></text:a></text:span><text:span text:style-name="T67_29"><text:a xlink:type="simple" xlink:href="https://github.com/guicaixeta/Proc/tree/master/Entregavel_02/Sprint_02/GRE"><text:span text:style-name="T67_30">Entregavel</text:span></text:a></text:span><text:span text:style-name="T67_31"><text:a xlink:type="simple" xlink:href="https://github.com/guicaixeta/Proc/tree/master/Entregavel_02/Sprint_02/GRE"><text:span text:style-name="T67_32">_02/</text:span></text:a></text:span><text:span text:style-name="T67_33"><text:a xlink:type="simple" xlink:href="https://github.com/guicaixeta/Proc/tree/master/Entregavel_02/Sprint_02/GRE"><text:span text:style-name="T67_34">Sprint</text:span></text:a></text:span><text:span text:style-name="T67_35"><text:a xlink:type="simple" xlink:href="https://github.com/guicaixeta/Proc/tree/master/Entregavel_02/Sprint_02/GRE"><text:span text:style-name="T67_36">_02/</text:span></text:a></text:span><text:span text:style-name="T67_37"><text:a xlink:type="simple" xlink:href="https://github.com/guicaixeta/Proc/tree/master/Entregavel_02/Sprint_02/GRE"><text:span text:style-name="T67_38">GRE</text:span></text:a></text:span></text:p>
          </table:table-cell>
        </table:table-row>
        <table:table-row table:style-name="Row15">
          <table:table-cell table:style-name="Cell34">
            <text:p text:style-name="P68"><text:span text:style-name="T68_1">●<text:s text:c="3"/><text:tab/></text:span><text:span text:style-name="T68_2">GRE</text:span><text:span text:style-name="T68_3">-</text:span><text:span text:style-name="T68_4">CAR</text:span></text:p>
            <text:p text:style-name="P69"><text:span text:style-name="T69_1">●<text:s text:c="3"/><text:tab/></text:span><text:span text:style-name="T69_2">GRE</text:span><text:span text:style-name="T69_3">-</text:span><text:span text:style-name="T69_4">EOR</text:span></text:p>
            <text:p text:style-name="P70"><text:span text:style-name="T70_1">●<text:s text:c="3"/><text:tab/></text:span><text:span text:style-name="T70_2">GRE</text:span><text:span text:style-name="T70_3">-</text:span><text:span text:style-name="T70_4">MRA</text:span></text:p>
            <text:p text:style-name="P71"/>
          </table:table-cell>
          <table:table-cell table:style-name="Cell35">
            <text:p text:style-name="P72"><text:span text:style-name="T72_1">Sim</text:span><text:span text:style-name="T72_2"><text:s/>(</text:span><text:span text:style-name="T72_3">X</text:span><text:span text:style-name="T72_4">)</text:span></text:p>
            <text:p text:style-name="P73"><text:span text:style-name="T73_1">Não</text:span><text:span text:style-name="T73_2"><text:s/>(<text:s text:c="2"/>)</text:span></text:p>
          </table:table-cell>
          <table:table-cell table:style-name="Cell36">
            <text:list text:style-name="LS3" xml:id="list7">
              <text:list-item>
                <text:p text:style-name="P74"><text:span text:style-name="T74_1"><text:a xlink:type="simple" xlink:href="https://github.com/guicaixeta/Proc/blob/master/Entregavel_02/Sprint_02/GRE/GRE-CAR-CHECKLIST_ACOMPANHAMENTO_DE_REQUISITOS.odt"><text:span text:style-name="T74_2">GRE</text:span></text:a></text:span><text:span text:style-name="T74_3"><text:a xlink:type="simple" xlink:href="https://github.com/guicaixeta/Proc/blob/master/Entregavel_02/Sprint_02/GRE/GRE-CAR-CHECKLIST_ACOMPANHAMENTO_DE_REQUISITOS.odt"><text:span text:style-name="T74_4">-</text:span></text:a></text:span><text:span text:style-name="T74_5"><text:a xlink:type="simple" xlink:href="https://github.com/guicaixeta/Proc/blob/master/Entregavel_02/Sprint_02/GRE/GRE-CAR-CHECKLIST_ACOMPANHAMENTO_DE_REQUISITOS.odt"><text:span text:style-name="T74_6">CAR</text:span></text:a></text:span></text:p>
              </text:list-item>
              <text:list-item>
                <text:p text:style-name="P75"><text:span text:style-name="T75_1"><text:a xlink:type="simple" xlink:href="https://github.com/guicaixeta/Proc/blob/master/Entregavel_02/Sprint_02/GRE/GRE-EOR-ESPECIFICA%C3%87%C3%83O_DE_REQUISITOS_FINAL.odt"><text:span text:style-name="T75_2">GRE</text:span></text:a></text:span><text:span text:style-name="T75_3"><text:a xlink:type="simple" xlink:href="https://github.com/guicaixeta/Proc/blob/master/Entregavel_02/Sprint_02/GRE/GRE-EOR-ESPECIFICA%C3%87%C3%83O_DE_REQUISITOS_FINAL.odt"><text:span text:style-name="T75_4">-</text:span></text:a></text:span><text:span text:style-name="T75_5"><text:a xlink:type="simple" xlink:href="https://github.com/guicaixeta/Proc/blob/master/Entregavel_02/Sprint_02/GRE/GRE-EOR-ESPECIFICA%C3%87%C3%83O_DE_REQUISITOS_FINAL.odt"><text:span text:style-name="T75_6">EOR</text:span></text:a></text:span></text:p>
              </text:list-item>
              <text:list-item>
                <text:p text:style-name="P76"><text:span text:style-name="T76_1"><text:a xlink:type="simple" xlink:href="https://github.com/guicaixeta/Proc/blob/master/Entregavel_02/Sprint_02/GRE/GRE-MRA_MATRIZ_%20DE_RASTREABILIDADE_DE_SOFTWARE.xlsx"><text:span text:style-name="T76_2">GRE</text:span></text:a></text:span><text:span text:style-name="T76_3"><text:a xlink:type="simple" xlink:href="https://github.com/guicaixeta/Proc/blob/master/Entregavel_02/Sprint_02/GRE/GRE-MRA_MATRIZ_%20DE_RASTREABILIDADE_DE_SOFTWARE.xlsx"><text:span text:style-name="T76_4">-</text:span></text:a></text:span><text:span text:style-name="T76_5"><text:a xlink:type="simple" xlink:href="https://github.com/guicaixeta/Proc/blob/master/Entregavel_02/Sprint_02/GRE/GRE-MRA_MATRIZ_%20DE_RASTREABILIDADE_DE_SOFTWARE.xlsx"><text:span text:style-name="T76_6">MRA</text:span></text:a></text:span></text:p>
              </text:list-item>
            </text:list>
          </table:table-cell>
        </table:table-row>
        <table:table-row table:style-name="Row16">
          <table:table-cell table:style-name="Cell37">
            <text:p text:style-name="P77"><text:span text:style-name="T77_1">GQA</text:span></text:p>
          </table:table-cell>
          <table:table-cell table:style-name="Cell38">
            <text:p text:style-name="P78"><text:span text:style-name="T78_1">Sim</text:span><text:span text:style-name="T78_2"><text:s/>(</text:span><text:span text:style-name="T78_3">X</text:span><text:span text:style-name="T78_4">)</text:span></text:p>
            <text:p text:style-name="P79"><text:span text:style-name="T79_1">Não</text:span><text:span text:style-name="T79_2"><text:s/>(<text:s text:c="2"/>)</text:span></text:p>
          </table:table-cell>
          <table:table-cell table:style-name="Cell39">
            <text:p text:style-name="P80"><text:span text:style-name="T80_1"><text:a xlink:type="simple" xlink:href="https://github.com/guicaixeta/Proc/tree/master/Entregavel_02/Sprint_02/GQA"><text:span text:style-name="T80_2">https</text:span></text:a></text:span><text:span text:style-name="T80_3"><text:a xlink:type="simple" xlink:href="https://github.com/guicaixeta/Proc/tree/master/Entregavel_02/Sprint_02/GQA"><text:span text:style-name="T80_4">://</text:span></text:a></text:span><text:span text:style-name="T80_5"><text:a xlink:type="simple" xlink:href="https://github.com/guicaixeta/Proc/tree/master/Entregavel_02/Sprint_02/GQA"><text:span text:style-name="T80_6">github</text:span></text:a></text:span><text:span text:style-name="T80_7"><text:a xlink:type="simple" xlink:href="https://github.com/guicaixeta/Proc/tree/master/Entregavel_02/Sprint_02/GQA"><text:span text:style-name="T80_8">.</text:span></text:a></text:span><text:span text:style-name="T80_9"><text:a xlink:type="simple" xlink:href="https://github.com/guicaixeta/Proc/tree/master/Entregavel_02/Sprint_02/GQA"><text:span text:style-name="T80_10">com</text:span></text:a></text:span><text:span text:style-name="T80_11"><text:a xlink:type="simple" xlink:href="https://github.com/guicaixeta/Proc/tree/master/Entregavel_02/Sprint_02/GQA"><text:span text:style-name="T80_12">/</text:span></text:a></text:span><text:span text:style-name="T80_13"><text:a xlink:type="simple" xlink:href="https://github.com/guicaixeta/Proc/tree/master/Entregavel_02/Sprint_02/GQA"><text:span text:style-name="T80_14">guicaixeta</text:span></text:a></text:span><text:span text:style-name="T80_15"><text:a xlink:type="simple" xlink:href="https://github.com/guicaixeta/Proc/tree/master/Entregavel_02/Sprint_02/GQA"><text:span text:style-name="T80_16">/</text:span></text:a></text:span><text:span text:style-name="T80_17"><text:a xlink:type="simple" xlink:href="https://github.com/guicaixeta/Proc/tree/master/Entregavel_02/Sprint_02/GQA"><text:span text:style-name="T80_18">Proc</text:span></text:a></text:span><text:span text:style-name="T80_19"><text:a xlink:type="simple" xlink:href="https://github.com/guicaixeta/Proc/tree/master/Entregavel_02/Sprint_02/GQA"><text:span text:style-name="T80_20">/</text:span></text:a></text:span><text:span text:style-name="T80_21"><text:a xlink:type="simple" xlink:href="https://github.com/guicaixeta/Proc/tree/master/Entregavel_02/Sprint_02/GQA"><text:span text:style-name="T80_22">tree</text:span></text:a></text:span><text:span text:style-name="T80_23"><text:a xlink:type="simple" xlink:href="https://github.com/guicaixeta/Proc/tree/master/Entregavel_02/Sprint_02/GQA"><text:span text:style-name="T80_24">/</text:span></text:a></text:span><text:span text:style-name="T80_25"><text:a xlink:type="simple" xlink:href="https://github.com/guicaixeta/Proc/tree/master/Entregavel_02/Sprint_02/GQA"><text:span text:style-name="T80_26">master</text:span></text:a></text:span><text:span text:style-name="T80_27"><text:a xlink:type="simple" xlink:href="https://github.com/guicaixeta/Proc/tree/master/Entregavel_02/Sprint_02/GQA"><text:span text:style-name="T80_28">/</text:span></text:a></text:span><text:span text:style-name="T80_29"><text:a xlink:type="simple" xlink:href="https://github.com/guicaixeta/Proc/tree/master/Entregavel_02/Sprint_02/GQA"><text:span text:style-name="T80_30">Entregavel</text:span></text:a></text:span><text:span text:style-name="T80_31"><text:a xlink:type="simple" xlink:href="https://github.com/guicaixeta/Proc/tree/master/Entregavel_02/Sprint_02/GQA"><text:span text:style-name="T80_32">_02/</text:span></text:a></text:span><text:span text:style-name="T80_33"><text:a xlink:type="simple" xlink:href="https://github.com/guicaixeta/Proc/tree/master/Entregavel_02/Sprint_02/GQA"><text:span text:style-name="T80_34">Sprint</text:span></text:a></text:span><text:span text:style-name="T80_35"><text:a xlink:type="simple" xlink:href="https://github.com/guicaixeta/Proc/tree/master/Entregavel_02/Sprint_02/GQA"><text:span text:style-name="T80_36">_02/</text:span></text:a></text:span><text:span text:style-name="T80_37"><text:a xlink:type="simple" xlink:href="https://github.com/guicaixeta/Proc/tree/master/Entregavel_02/Sprint_02/GQA"><text:span text:style-name="T80_38">GQA</text:span></text:a></text:span></text:p>
          </table:table-cell>
        </table:table-row>
        <table:table-row table:style-name="Row17">
          <table:table-cell table:style-name="Cell40">
            <text:p text:style-name="P81"><text:span text:style-name="T81_1">●<text:s text:c="5"/></text:span><text:span text:style-name="T81_2">GQA</text:span><text:span text:style-name="T81_3">-</text:span><text:span text:style-name="T81_4">CHQ</text:span></text:p>
            <text:p text:style-name="P82"><text:span text:style-name="T82_1">●<text:s text:c="5"/></text:span><text:span text:style-name="T82_2">GQA</text:span><text:span text:style-name="T82_3">-</text:span><text:span text:style-name="T82_4">QAR</text:span></text:p>
          </table:table-cell>
          <table:table-cell table:style-name="Cell41">
            <text:p text:style-name="P83"><text:span text:style-name="T83_1">Sim</text:span><text:span text:style-name="T83_2"><text:s/>(</text:span><text:span text:style-name="T83_3">X</text:span><text:span text:style-name="T83_4">)</text:span></text:p>
            <text:p text:style-name="P84"><text:span text:style-name="T84_1">Não</text:span><text:span text:style-name="T84_2"><text:s/>(<text:s text:c="2"/>)</text:span></text:p>
          </table:table-cell>
          <table:table-cell table:style-name="Cell42">
            <text:list text:style-name="LS4" xml:id="list10">
              <text:list-item>
                <text:p text:style-name="P85"><text:span text:style-name="T85_1"><text:a xlink:type="simple" xlink:href="https://github.com/guicaixeta/Proc/blob/master/Entregavel_02/Sprint_02/GQA/GQA-CHQ-CHECKLIST_DE_QUALIDADE.xlsx"><text:span text:style-name="T85_2">GQA</text:span></text:a></text:span><text:span text:style-name="T85_3"><text:a xlink:type="simple" xlink:href="https://github.com/guicaixeta/Proc/blob/master/Entregavel_02/Sprint_02/GQA/GQA-CHQ-CHECKLIST_DE_QUALIDADE.xlsx"><text:span text:style-name="T85_4">-</text:span></text:a></text:span><text:span text:style-name="T85_5"><text:a xlink:type="simple" xlink:href="https://github.com/guicaixeta/Proc/blob/master/Entregavel_02/Sprint_02/GQA/GQA-CHQ-CHECKLIST_DE_QUALIDADE.xlsx"><text:span text:style-name="T85_6">CHQ</text:span></text:a></text:span></text:p>
              </text:list-item>
              <text:list-item>
                <text:p text:style-name="P86"><text:span text:style-name="T86_1"><text:a xlink:type="simple" xlink:href="https://github.com/guicaixeta/Proc/blob/master/Entregavel_02/Sprint_02/GQA/GQA-QAR-RELATORIO_DE_QUALIDADE%20(1).odt"><text:span text:style-name="T86_2">GQA</text:span></text:a></text:span><text:span text:style-name="T86_3"><text:a xlink:type="simple" xlink:href="https://github.com/guicaixeta/Proc/blob/master/Entregavel_02/Sprint_02/GQA/GQA-QAR-RELATORIO_DE_QUALIDADE%20(1).odt"><text:span text:style-name="T86_4">-</text:span></text:a></text:span><text:span text:style-name="T86_5"><text:a xlink:type="simple" xlink:href="https://github.com/guicaixeta/Proc/blob/master/Entregavel_02/Sprint_02/GQA/GQA-QAR-RELATORIO_DE_QUALIDADE%20(1).odt"><text:span text:style-name="T86_6">QAR</text:span></text:a></text:span></text:p>
              </text:list-item>
            </text:list>
          </table:table-cell>
        </table:table-row>
        <table:table-row table:style-name="Row18">
          <table:table-cell table:style-name="Cell43">
            <text:p text:style-name="P87"><text:span text:style-name="T87_1">VAL</text:span></text:p>
          </table:table-cell>
          <table:table-cell table:style-name="Cell44">
            <text:p text:style-name="P88"><text:span text:style-name="T88_1">Sim</text:span><text:span text:style-name="T88_2"><text:s/>(<text:s text:c="2"/>)</text:span></text:p>
            <text:p text:style-name="P89"><text:span text:style-name="T89_1">Não</text:span><text:span text:style-name="T89_2"><text:s/>(</text:span><text:span text:style-name="T89_3">X</text:span><text:span text:style-name="T89_4">)</text:span></text:p>
          </table:table-cell>
          <table:table-cell table:style-name="Cell45">
            <text:p text:style-name="P90"/>
          </table:table-cell>
        </table:table-row>
        <table:table-row table:style-name="Row19">
          <table:table-cell table:style-name="Cell46">
            <text:p text:style-name="P91"><text:span text:style-name="T91_1">VER</text:span></text:p>
          </table:table-cell>
          <table:table-cell table:style-name="Cell47">
            <text:p text:style-name="P92"><text:span text:style-name="T92_1">Sim</text:span><text:span text:style-name="T92_2"><text:s/>(<text:s text:c="2"/>)</text:span></text:p>
            <text:p text:style-name="P93"><text:span text:style-name="T93_1">Não</text:span><text:span text:style-name="T93_2"><text:s/>(</text:span><text:span text:style-name="T93_3">X</text:span><text:span text:style-name="T93_4">)</text:span></text:p>
          </table:table-cell>
          <table:table-cell table:style-name="Cell48">
            <text:p text:style-name="P94"/>
          </table:table-cell>
        </table:table-row>
        <table:table-row table:style-name="Row20">
          <table:table-cell table:style-name="Cell49">
            <text:p text:style-name="P95"><text:span text:style-name="T95_1">●<text:s text:c="5"/></text:span><text:span text:style-name="T95_2">GCO</text:span></text:p>
            <text:p text:style-name="P96"/>
          </table:table-cell>
          <table:table-cell table:style-name="Cell50">
            <text:p text:style-name="P97"><text:span text:style-name="T97_1">Sim</text:span><text:span text:style-name="T97_2"><text:s/>(</text:span><text:span text:style-name="T97_3">X</text:span><text:span text:style-name="T97_4">)</text:span></text:p>
            <text:p text:style-name="P98"><text:span text:style-name="T98_1">Não</text:span><text:span text:style-name="T98_2"><text:s/>(<text:s text:c="2"/>)</text:span></text:p>
          </table:table-cell>
          <table:table-cell table:style-name="Cell51">
            <text:list text:style-name="LS5" xml:id="list12">
              <text:list-item>
                <text:p text:style-name="P99"><text:span text:style-name="T99_1"><text:a xlink:type="simple" xlink:href="https://github.com/guicaixeta/Proc/tree/master/Entregavel_02/Sprint_02/GCO"><text:span text:style-name="T99_2">GCO</text:span></text:a></text:span></text:p>
              </text:list-item>
            </text:list>
          </table:table-cell>
        </table:table-row>
        <table:table-row table:style-name="Row21">
          <table:table-cell table:style-name="Cell52">
            <text:p text:style-name="P100"><text:span text:style-name="T100_1">Código</text:span><text:span text:style-name="T100_2"><text:s/></text:span><text:span text:style-name="T100_3">Desenvolvido</text:span></text:p>
          </table:table-cell>
          <table:table-cell table:style-name="Cell53">
            <text:p text:style-name="P101"><text:span text:style-name="T101_1">Sim</text:span><text:span text:style-name="T101_2"><text:s/>(<text:s text:c="2"/>)</text:span></text:p>
            <text:p text:style-name="P102"><text:span text:style-name="T102_1">Não</text:span><text:span text:style-name="T102_2"><text:s/>(</text:span><text:span text:style-name="T102_3">X</text:span><text:span text:style-name="T102_4">)</text:span></text:p>
          </table:table-cell>
          <table:table-cell table:style-name="Cell54">
            <text:p text:style-name="P103"/>
          </table:table-cell>
        </table:table-row>
      </table:table>
      <text:p text:style-name="P104"/>
      <text:p text:style-name="P105"/>
      <text:p text:style-name="P106"><text:span text:style-name="T106_1">Assinatura</text:span><text:span text:style-name="T106_2">:</text:span></text:p>
      <text:p text:style-name="P107"/>
      <table:table table:style-name="Table4">
        <table:table-column table:style-name="Column8"/>
        <table:table-column table:style-name="Column9"/>
        <table:table-column table:style-name="Column10"/>
        <table:table-row table:style-name="Row22">
          <table:table-cell table:style-name="Cell55">
            <text:p text:style-name="P108"><text:span text:style-name="T108_1">Nome</text:span></text:p>
          </table:table-cell>
          <table:table-cell table:style-name="Cell56">
            <text:p text:style-name="P109"><text:span text:style-name="T109_1">Data</text:span></text:p>
          </table:table-cell>
          <table:table-cell table:style-name="Cell57">
            <text:p text:style-name="P110"><text:span text:style-name="T110_1">Assinatura</text:span></text:p>
          </table:table-cell>
        </table:table-row>
        <table:table-row table:style-name="Row23">
          <table:table-cell table:style-name="Cell58">
            <text:p text:style-name="P111"><text:span text:style-name="T111_1">Guilherme</text:span><text:span text:style-name="T111_2"><text:s/></text:span><text:span text:style-name="T111_3">Caixeta</text:span></text:p>
          </table:table-cell>
          <table:table-cell table:style-name="Cell59">
            <text:p text:style-name="P112"><text:span text:style-name="T112_1">Scrum</text:span><text:span text:style-name="T112_2"><text:s/></text:span><text:span text:style-name="T112_3">Master</text:span><text:span text:style-name="T112_4"><text:s/></text:span><text:span text:style-name="T112_5">e</text:span></text:p>
            <text:p text:style-name="P113"><text:span text:style-name="T113_1">Product</text:span><text:span text:style-name="T113_2"><text:s/></text:span><text:span text:style-name="T113_3">Owner</text:span></text:p>
          </table:table-cell>
          <table:table-cell table:style-name="Cell60">
            <text:p text:style-name="P114"/>
          </table:table-cell>
        </table:table-row>
        <table:table-row table:style-name="Row24">
          <table:table-cell table:style-name="Cell61">
            <text:p text:style-name="P115"><text:span text:style-name="T115_1">Gabriel</text:span><text:span text:style-name="T115_2"><text:s/></text:span><text:span text:style-name="T115_3">Oliveira</text:span></text:p>
          </table:table-cell>
          <table:table-cell table:style-name="Cell62">
            <text:p text:style-name="P116"><text:span text:style-name="T116_1">Development</text:span><text:span text:style-name="T116_2"><text:s/></text:span><text:span text:style-name="T116_3">Team</text:span><text:span text:style-name="T116_4"><text:s/></text:span><text:span text:style-name="T116_5">e</text:span></text:p>
            <text:p text:style-name="P117"><text:span text:style-name="T117_1">Product</text:span><text:span text:style-name="T117_2"><text:s/></text:span><text:span text:style-name="T117_3">Owner</text:span></text:p>
          </table:table-cell>
          <table:table-cell table:style-name="Cell63">
            <text:p text:style-name="P118"/>
          </table:table-cell>
        </table:table-row>
        <table:table-row table:style-name="Row25">
          <table:table-cell table:style-name="Cell64">
            <text:p text:style-name="P119"><text:span text:style-name="T119_1">Igor</text:span><text:span text:style-name="T119_2"><text:s/></text:span><text:span text:style-name="T119_3">Queiroz</text:span></text:p>
          </table:table-cell>
          <table:table-cell table:style-name="Cell65">
            <text:p text:style-name="P120"><text:span text:style-name="T120_1">Development</text:span><text:span text:style-name="T120_2"><text:s/></text:span><text:span text:style-name="T120_3">Team</text:span></text:p>
          </table:table-cell>
          <table:table-cell table:style-name="Cell66">
            <text:p text:style-name="P121"/>
          </table:table-cell>
        </table:table-row>
      </table:table>
      <text:p text:style-name="P1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style:style style:name="List1Level0" style:family="text">
      <style:text-properties style:font-name="Arial" style:font-name-asian="Arial" style:font-name-complex="Arial" style:text-underline-style="none"/>
    </style:style>
    <style:style style:name="List1Level1" style:family="text">
      <style:text-properties style:font-name="Arial" style:font-name-asian="Arial" style:font-name-complex="Arial" style:text-underline-style="none"/>
    </style:style>
    <style:style style:name="List1Level2" style:family="text">
      <style:text-properties style:font-name="Arial" style:font-name-asian="Arial" style:font-name-complex="Arial" style:text-underline-style="none"/>
    </style:style>
    <style:style style:name="List1Level3" style:family="text">
      <style:text-properties style:font-name="Arial" style:font-name-asian="Arial" style:font-name-complex="Arial" style:text-underline-style="none"/>
    </style:style>
    <style:style style:name="List1Level4" style:family="text">
      <style:text-properties style:font-name="Arial" style:font-name-asian="Arial" style:font-name-complex="Arial" style:text-underline-style="none"/>
    </style:style>
    <style:style style:name="List1Level5" style:family="text">
      <style:text-properties style:font-name="Arial" style:font-name-asian="Arial" style:font-name-complex="Arial" style:text-underline-style="none"/>
    </style:style>
    <style:style style:name="List1Level6" style:family="text">
      <style:text-properties style:font-name="Arial" style:font-name-asian="Arial" style:font-name-complex="Arial" style:text-underline-style="none"/>
    </style:style>
    <style:style style:name="List1Level7" style:family="text">
      <style:text-properties style:font-name="Arial" style:font-name-asian="Arial" style:font-name-complex="Arial" style:text-underline-style="none"/>
    </style:style>
    <style:style style:name="List1Level8" style:family="text">
      <style:text-properties style:font-name="Arial" style:font-name-asian="Arial" style:font-name-complex="Arial"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fo:margin-top="1.27cm" style:writing-mode="lr-tb"/>
    </style:style>
    <style:style style:name="P2" style:family="paragraph" style:parent-style-name="Standard">
      <style:paragraph-properties fo:break-before="auto" fo:line-height="115%" fo:margin-bottom="1.27cm" style:writing-mode="lr-tb"/>
    </style:style>
    <style:style style:name="P3" style:family="paragraph" style:parent-style-name="Standard">
      <style:paragraph-properties fo:break-before="auto" fo:line-height="115%" fo:margin-top="1.27cm" style:writing-mode="lr-tb"/>
    </style:style>
    <style:style style:name="P4" style:family="paragraph" style:parent-style-name="Standard">
      <style:paragraph-properties fo:break-before="auto" fo:line-height="115%" fo:margin-top="1.27cm" style:writing-mode="lr-tb"/>
    </style:style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/>
      </style:footer>
    </style:master-page>
    <style:master-page style:name="MasterPageNext0" style:page-layout-name="pm1">
      <style:header>
        <text:p text:style-name="P3"/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